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44.6pt"/>
    </style:style>
    <style:style style:name="co7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" table:style-name="ta1">
        <table:shapes>
          <draw:frame draw:z-index="0" draw:style-name="gr1" draw:text-style-name="P1" svg:width="964.2pt" svg:height="580.54pt" svg:x="264.22pt" svg:y="14.31pt">
            <loext:p draw:notify-on-update-of-ranges="result.A3:result.A52 result.A2:result.A52 result.C2:result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rm #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 Taken (seconds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0143" calcext:value-type="float">
            <text:p>0.00000014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004" calcext:value-type="float">
            <text:p>0.000000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00074" calcext:value-type="float">
            <text:p>0.0000000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0000071" calcext:value-type="float">
            <text:p>0.00000007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0000096" calcext:value-type="float">
            <text:p>0.0000000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141" calcext:value-type="float">
            <text:p>0.00000014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000204" calcext:value-type="float">
            <text:p>0.00000020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0000031" calcext:value-type="float">
            <text:p>0.0000003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00000332" calcext:value-type="float">
            <text:p>0.00000033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000000463" calcext:value-type="float">
            <text:p>0.0000004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00000626" calcext:value-type="float">
            <text:p>0.00000062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0.000000893" calcext:value-type="float">
            <text:p>0.00000089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0.000001283" calcext:value-type="float">
            <text:p>0.00000128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0.000002063" calcext:value-type="float">
            <text:p>0.0000020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float" office:value="0.000003279" calcext:value-type="float">
            <text:p>0.00000327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0.000005271" calcext:value-type="float">
            <text:p>0.00000527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7" calcext:value-type="float">
            <text:p>987</text:p>
          </table:table-cell>
          <table:table-cell office:value-type="float" office:value="0.000008351" calcext:value-type="float">
            <text:p>0.00000835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7" calcext:value-type="float">
            <text:p>1597</text:p>
          </table:table-cell>
          <table:table-cell office:value-type="float" office:value="0.00001334" calcext:value-type="float">
            <text:p>0.0000133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84" calcext:value-type="float">
            <text:p>2584</text:p>
          </table:table-cell>
          <table:table-cell office:value-type="float" office:value="0.000021557" calcext:value-type="float">
            <text:p>0.00002155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1" calcext:value-type="float">
            <text:p>4181</text:p>
          </table:table-cell>
          <table:table-cell office:value-type="float" office:value="0.00003483" calcext:value-type="float">
            <text:p>0.0000348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0.000056326" calcext:value-type="float">
            <text:p>0.00005632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46" calcext:value-type="float">
            <text:p>10946</text:p>
          </table:table-cell>
          <table:table-cell office:value-type="float" office:value="0.000091013" calcext:value-type="float">
            <text:p>0.00009101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11" calcext:value-type="float">
            <text:p>17711</text:p>
          </table:table-cell>
          <table:table-cell office:value-type="float" office:value="0.000141374" calcext:value-type="float">
            <text:p>0.00014137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57" calcext:value-type="float">
            <text:p>28657</text:p>
          </table:table-cell>
          <table:table-cell office:value-type="float" office:value="0.000193414" calcext:value-type="float">
            <text:p>0.0001934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68" calcext:value-type="float">
            <text:p>46368</text:p>
          </table:table-cell>
          <table:table-cell office:value-type="float" office:value="0.000322009" calcext:value-type="float">
            <text:p>0.00032200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office:value-type="float" office:value="0.000502213" calcext:value-type="float">
            <text:p>0.000502213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1393" calcext:value-type="float">
            <text:p>121393</text:p>
          </table:table-cell>
          <table:table-cell office:value-type="float" office:value="0.000782481" calcext:value-type="float">
            <text:p>0.00078248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418" calcext:value-type="float">
            <text:p>196418</text:p>
          </table:table-cell>
          <table:table-cell office:value-type="float" office:value="0.00119764" calcext:value-type="float">
            <text:p>0.00119764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7811" calcext:value-type="float">
            <text:p>317811</text:p>
          </table:table-cell>
          <table:table-cell office:value-type="float" office:value="0.002016483" calcext:value-type="float">
            <text:p>0.00201648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4229" calcext:value-type="float">
            <text:p>514229</text:p>
          </table:table-cell>
          <table:table-cell office:value-type="float" office:value="0.003262716" calcext:value-type="float">
            <text:p>0.00326271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0.005245066" calcext:value-type="float">
            <text:p>0.00524506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0.008268657" calcext:value-type="float">
            <text:p>0.00826865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0.013885" calcext:value-type="float">
            <text:p>0.01388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0.021743584" calcext:value-type="float">
            <text:p>0.02174358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0.035094215" calcext:value-type="float">
            <text:p>0.03509421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0.056648293" calcext:value-type="float">
            <text:p>0.056648293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30352" calcext:value-type="float">
            <text:p>14930352</text:p>
          </table:table-cell>
          <table:table-cell office:value-type="float" office:value="0.091690731" calcext:value-type="float">
            <text:p>0.09169073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157817" calcext:value-type="float">
            <text:p>24157817</text:p>
          </table:table-cell>
          <table:table-cell office:value-type="float" office:value="0.146983567" calcext:value-type="float">
            <text:p>0.14698356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88169" calcext:value-type="float">
            <text:p>39088169</text:p>
          </table:table-cell>
          <table:table-cell office:value-type="float" office:value="0.236224076" calcext:value-type="float">
            <text:p>0.23622407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245986" calcext:value-type="float">
            <text:p>63245986</text:p>
          </table:table-cell>
          <table:table-cell office:value-type="float" office:value="0.383543012" calcext:value-type="float">
            <text:p>0.38354301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2334155" calcext:value-type="float">
            <text:p>102334155</text:p>
          </table:table-cell>
          <table:table-cell office:value-type="float" office:value="0.633934686" calcext:value-type="float">
            <text:p>0.63393468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5580141" calcext:value-type="float">
            <text:p>165580141</text:p>
          </table:table-cell>
          <table:table-cell office:value-type="float" office:value="1.007212194" calcext:value-type="float">
            <text:p>1.00721219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7914296" calcext:value-type="float">
            <text:p>267914296</text:p>
          </table:table-cell>
          <table:table-cell office:value-type="float" office:value="1.624569548" calcext:value-type="float">
            <text:p>1.62456954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494437" calcext:value-type="float">
            <text:p>433494437</text:p>
          </table:table-cell>
          <table:table-cell office:value-type="float" office:value="2.760177203" calcext:value-type="float">
            <text:p>2.76017720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1408733" calcext:value-type="float">
            <text:p>701408733</text:p>
          </table:table-cell>
          <table:table-cell office:value-type="float" office:value="4.261919212" calcext:value-type="float">
            <text:p>4.26191921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6.892109089" calcext:value-type="float">
            <text:p>6.89210908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11.13230211" calcext:value-type="float">
            <text:p>11.1323021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 office:value-type="float" office:value="18.039049462" calcext:value-type="float">
            <text:p>18.039049462</text:p>
          </table:table-cell>
          <table:table-cell table:number-columns-repeated="5"/>
          <table:table-cell office:value-type="string" calcext:value-type="string">
            <text:p>Answer: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7526976" calcext:value-type="float">
            <text:p>4807526976</text:p>
          </table:table-cell>
          <table:table-cell office:value-type="float" office:value="29.169864043" calcext:value-type="float">
            <text:p>29.169864043</text:p>
          </table:table-cell>
          <table:table-cell table:number-columns-repeated="2"/>
          <table:table-cell office:value-type="string" calcext:value-type="string">
            <text:p>Estimated Curve:</text:p>
          </table:table-cell>
          <table:table-cell office:value-type="string" calcext:value-type="string">
            <text:p>f(n) ~= C * E^(0.4416707326n)</text:p>
          </table:table-cell>
          <table:table-cell/>
          <table:table-cell office:value-type="string" calcext:value-type="string">
            <text:p>f(n) ~= C * 1.6^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78742049" calcext:value-type="float">
            <text:p>7778742049</text:p>
          </table:table-cell>
          <table:table-cell office:value-type="float" office:value="47.318616389" calcext:value-type="float">
            <text:p>47.318616389</text:p>
          </table:table-cell>
          <table:table-cell table:number-columns-repeated="3"/>
          <table:table-cell office:value-type="string" calcext:value-type="string">
            <text:p>E^(0.4416707326) =&gt;</text:p>
          </table:table-cell>
          <table:table-cell table:formula="of:=EXP(0.4416707326)" office:value-type="float" office:value="1.55530354535957" calcext:value-type="float">
            <text:p>1.555303545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86269025" calcext:value-type="float">
            <text:p>12586269025</text:p>
          </table:table-cell>
          <table:table-cell office:value-type="float" office:value="76.43655011" calcext:value-type="float">
            <text:p>76.436550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3:30:14.686003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9T03:32:52.723666839</dc:date>
    <meta:editing-duration>PT19M32S</meta:editing-duration>
    <meta:editing-cycles>5</meta:editing-cycles>
    <meta:generator>LibreOffice/5.0.5.2$Linux_X86_64 LibreOffice_project/00m0$Build-2</meta:generator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Exponential Fit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16cm" svg:height="20.481cm" xlink:href=".." xlink:type="simple" chart:class="chart:scatter" chart:column-mapping="0" chart:style-name="ch1">
        <chart:title svg:x="14.782cm" svg:y="0.545cm" chart:style-name="ch2">
          <text:p>Time Taken vs Term #</text:p>
        </chart:title>
        <chart:subtitle svg:x="15.165cm" svg:y="1.759cm" chart:style-name="ch3">
          <text:p>Recursive Fibonacci</text:p>
        </chart:subtitle>
        <chart:plot-area chart:style-name="ch4" table:cell-range-address="result.A2:result.A52 result.C2:result.C52" chart:data-source-has-labels="column" svg:x="1.691cm" svg:y="2.877cm" svg:width="31.645cm" svg:height="16.214cm">
          <chartooo:coordinate-region svg:x="2.312cm" svg:y="3.076cm" svg:width="30.837cm" svg:height="15.368cm"/>
          <chart:axis chart:dimension="x" chart:name="primary-x" chart:style-name="ch5" chartooo:axis-type="auto">
            <chart:title svg:x="16.979cm" svg:y="19.5cm" chart:style-name="ch6">
              <text:p>Term #</text:p>
            </chart:title>
            <chart:categories table:cell-range-address="result.A3:result.A52"/>
          </chart:axis>
          <chart:axis chart:dimension="y" chart:name="primary-y" chart:style-name="ch7">
            <chart:title svg:x="0.451cm" svg:y="12.139cm" chart:style-name="ch8">
              <text:p>Time (seconds)</text:p>
            </chart:title>
            <chart:grid chart:style-name="ch9" chart:class="major"/>
          </chart:axis>
          <chart:series chart:style-name="ch10" chart:values-cell-range-address="result.C2:result.C52" chart:class="chart:scatter">
            <chart:domain table:cell-range-address="result.A2:result.A52"/>
            <chart:regression-curve chart:style-name="ch11">
              <chart:equation chart:display-equation="true" chart:display-r-square="false" svg:x="21.823cm" svg:y="15.535cm"/>
            </chart:regression-curve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esult.A3:result.A52</svg:desc>
                </draw:g>
              </table:table-cell>
              <table:table-cell office:value-type="float" office:value="0">
                <text:p>0</text:p>
                <draw:g>
                  <svg:desc>result.A2:result.A52</svg:desc>
                </draw:g>
              </table:table-cell>
              <table:table-cell office:value-type="float" office:value="0.000000143">
                <text:p>0.000000143</text:p>
                <draw:g>
                  <svg:desc>result.C2:result.C5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000074">
                <text:p>0.000000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0000071">
                <text:p>0.0000000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000000096">
                <text:p>0.0000000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000141">
                <text:p>0.0000001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00000204">
                <text:p>0.0000002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00031">
                <text:p>0.000000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000332">
                <text:p>0.0000003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000463">
                <text:p>0.0000004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626">
                <text:p>0.0000006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00000893">
                <text:p>0.00000089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001283">
                <text:p>0.0000012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000002063">
                <text:p>0.0000020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03279">
                <text:p>0.0000032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0005271">
                <text:p>0.0000052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8351">
                <text:p>0.0000083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00001334">
                <text:p>0.000013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00021557">
                <text:p>0.000021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03483">
                <text:p>0.0000348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56326">
                <text:p>0.0000563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00091013">
                <text:p>0.00009101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141374">
                <text:p>0.00014137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00193414">
                <text:p>0.00019341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0.000322009">
                <text:p>0.0003220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0502213">
                <text:p>0.0005022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00782481">
                <text:p>0.0007824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0119764">
                <text:p>0.001197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02016483">
                <text:p>0.002016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3262716">
                <text:p>0.00326271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5245066">
                <text:p>0.0052450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08268657">
                <text:p>0.00826865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13885">
                <text:p>0.01388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21743584">
                <text:p>0.0217435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0.035094215">
                <text:p>0.0350942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56648293">
                <text:p>0.05664829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091690731">
                <text:p>0.09169073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46983567">
                <text:p>0.1469835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36224076">
                <text:p>0.2362240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83543012">
                <text:p>0.3835430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3934686">
                <text:p>0.63393468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.007212194">
                <text:p>1.00721219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.624569548">
                <text:p>1.62456954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.760177203">
                <text:p>2.76017720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.261919212">
                <text:p>4.26191921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6.892109089">
                <text:p>6.89210908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1.13230211">
                <text:p>11.132302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8.039049462">
                <text:p>18.0390494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29.169864043">
                <text:p>29.1698640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7.318616389">
                <text:p>47.31861638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76.43655011">
                <text:p>76.43655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